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4.298cm" fo:min-width="4.048cm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637cm" fo:min-width="0.388cm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122cm" fo:min-width="0.872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721cm" fo:min-width="0.471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.298cm" fo:min-width="0.322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Standard">
        <draw:custom-shape draw:style-name="gr1" draw:text-style-name="P1" draw:layer="layout" svg:width="4.6cm" svg:height="4.6cm" svg:x="9.269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38cm" svg:height="3.737cm" svg:x="4.8cm" svg:y="7.68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38.062283737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372cm" svg:height="1.372cm" svg:x="11.879cm" svg:y="7.8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71cm" svg:height="1.371cm" svg:x="9.7cm" svg:y="10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644cm" svg:height="1.644cm" svg:x="11.812cm" svg:y="9.7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13:13:35.788000000</meta:creation-date>
    <dc:date>2020-05-06T13:53:43.345000000</dc:date>
    <meta:editing-duration>PT30M3S</meta:editing-duration>
    <meta:editing-cycles>2</meta:editing-cycles>
    <meta:generator>LibreOffice/6.1.5.2$Windows_X86_64 LibreOffice_project/90f8dcf33c87b3705e78202e3df5142b201bd805</meta:generator>
    <meta:document-statistic meta:object-count="28"/>
  </office:meta>
</office:document-meta>
</file>